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line-height="150%" fo:text-align="center" style:justify-single-word="false"/>
      <style:text-properties fo:font-size="16pt" officeooo:paragraph-rsid="0000502c" style:font-size-asian="16pt" style:font-size-complex="16pt"/>
    </style:style>
    <style:style style:name="P2" style:family="paragraph" style:parent-style-name="Standard">
      <loext:graphic-properties draw:fill-gradient-name="gradient" draw:fill-hatch-name="hatch"/>
      <style:paragraph-properties fo:line-height="150%"/>
      <style:text-properties fo:font-size="16pt" officeooo:paragraph-rsid="0000502c" style:font-size-asian="16pt" style:font-size-complex="16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language="en" fo:country="US" fo:font-style="italic" style:text-underline-style="solid" style:text-underline-width="auto" style:text-underline-color="font-color" fo:font-weight="bold" style:font-size-asian="14pt" style:font-style-asian="italic" style:font-weight-asian="bold" style:font-name-complex="Times New Roman1" style:font-size-complex="14pt"/>
    </style:style>
    <style:style style:name="T3" style:family="text">
      <style:text-properties style:font-name="Times New Roman" fo:font-size="14pt" fo:language="en" fo:country="US" fo:font-style="italic" style:text-underline-style="solid" style:text-underline-width="auto" style:text-underline-color="font-color" fo:font-weight="bold" officeooo:rsid="00001c12" style:font-size-asian="14pt" style:font-style-asian="italic" style:font-weight-asian="bold" style:font-name-complex="Times New Roman1" style:font-size-complex="14pt"/>
    </style:style>
    <style:style style:name="T4" style:family="text">
      <style:text-properties style:font-name="Times New Roman" fo:language="en" fo:country="US" fo:font-style="italic" style:text-underline-style="solid" style:text-underline-width="auto" style:text-underline-color="font-color" fo:font-weight="bold" style:font-style-asian="italic" style:font-weight-asian="bold" style:font-name-complex="Times New Roman1"/>
    </style:style>
    <style:style style:name="T5" style:family="text">
      <style:text-properties style:font-name="Times New Roman" fo:language="en" fo:country="US" fo:font-style="italic" style:text-underline-style="solid" style:text-underline-width="auto" style:text-underline-color="font-color" fo:font-weight="bold" officeooo:rsid="00001c12" style:font-style-asian="italic" style:font-weight-asian="bold" style:font-name-complex="Times New Roman1"/>
    </style:style>
    <style:style style:name="T6" style:family="text">
      <style:text-properties style:font-name="Times New Roman"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LX</text:span><text:span text:style-name="T5">I</text:span></text:p>
      <text:p text:style-name="P2"><text:span text:style-name="T6">–Кретины! Толпой не смогли справиться с одним! Да кто он вообще такой? – возмущалась Мария. </text:span></text:p>
      <text:p text:style-name="P2"><text:span text:style-name="T6">–Его нет в базах, мы не знаем, кто это, – сказал Максим. </text:span></text:p>
      <text:p text:style-name="P2"><text:span text:style-name="T6">–Тупые мужчины. От вас никакого толку! Сильный пол, а ничего не могут Мягкие, ленивые, тянут вечно во всем! Алексей! <text:s/>Иди и разберись, черт возьми, что там происходит! </text:span></text:p>
      <text:p text:style-name="P2"><text:span text:style-name="T6">Алексей направился к темному проему. Но не успел он шагнуть в темноту, как свалился на пол, а из плеча его торчал дротик. Евгений неторопливо, переступая его тело, вошел в зал, складывая арбалет в трость. </text:span></text:p>
      <text:p text:style-name="P2"><text:span text:style-name="T6">–Как некультурно! Вы же девушка, а выражаетесь такими словами! – сказал он.</text:span></text:p>
      <text:p text:style-name="P2"><text:span text:style-name="T6">–Не вам учить меня! И как вы вообще сюда попали! </text:span></text:p>
      <text:p text:style-name="P2"><text:span text:style-name="T6">–Удивлены? – усмехнувшись, спросил Евгений. </text:span></text:p>
      <text:p text:style-name="P2"><text:span text:style-name="T6">–Да разберитесь с ним уже кто-нибудь! </text:span></text:p>
      <text:p text:style-name="P2"><text:span text:style-name="T6">В зал вбежали люди, окружая Евгения. Тот спокойно снял цилиндр, выкидывая его в сторону. Аккуратный черный плащ упал на пол. На трости с одного конца разложился крюк, с другой сложенный якорь-кошка. </text:span></text:p>
      <text:p text:style-name="P2"><text:span text:style-name="T6">–Ну что ж, я преподам вам урок, – сказал спокойно Евгений, крутя трость в руках. </text:span></text:p>
      <text:p text:style-name="P2"><text:span text:style-name="T6">–Хватайте его, он мне надоел! – крикнула, выходя из себя Мария. </text:span></text:p>
      <text:p text:style-name="P2"><text:span text:style-name="T6">С первого ловкого удара Евгений уложил двоих. Якорь пулей вылетел из трости, связывая тросом еще четверым ноги, после чего они рухнули на пол. Размахивая ловко тростью и отбиваясь ногами, </text:span><text:soft-page-break/><text:span text:style-name="T6">Евгений уложил около 30 человек. Последний удар пришелся титановым чемоданом по голове оставшемуся из них. </text:span></text:p>
      <text:p text:style-name="P2"><text:span text:style-name="T6">–Вечно все приходится делать самой! – фыркнула девушка, раскладывая рукоять. </text:span></text:p>
      <text:p text:style-name="P2"><text:span text:style-name="T6">–Весьма простое и старомодное оружие.</text:span></text:p>
      <text:p text:style-name="P2"><text:span text:style-name="T6">–Это мы еще посмотрим!</text:span></text:p>
      <text:p text:style-name="P2"><text:span text:style-name="T6">Между шаров сверкнула искра, устремляясь в сторону Евгения. Тот быстро повернул среднюю часть трости и на краю ее, сверкая голубым свечением, раскрылось, как зонтик энергетическое поле, поглощая заряд. Сложив его, Евгений осмотрелся. В зал вбегали люди с оружием. </text:span></text:p>
      <text:p text:style-name="P2"><text:span text:style-name="T6">–Ну а теперь мы уже поговорим о том, какие незаконные вещи вы творите!</text:span></text:p>
      <text:p text:style-name="P2"><text:span text:style-name="T6">–Не торопитесь, друзья! – сказал Виктор, осторожно доставая скрипку. </text:span></text:p>
      <text:p text:style-name="P2"><text:span text:style-name="T6">Все со смехом и недоумением посмотрели на него. Максим и Мария в одно движение надели наушники, а Виктор, подняв смычок, резко начал играть. По мере того, как тянулись звуки мелодии, люди падали, закатывая глаза. Трость упала из рук Евгения. Он старался держаться из последних сил, но тут он ощутил жгущую боль в шее. В глазах помутилось, и агент рухнул на пол. Джейн, стоящая над ним осторожно поправила кольцо. </text:span></text:p>
      <text:p text:style-name="P2"><text:span text:style-name="T6">–Браво, друзья! – похлопала Мария.</text:span></text:p>
      <text:p text:style-name="P2"><text:span text:style-name="T6">–Ой, да это же агент Рубин. Почему он напал на нас? – спросила Джейн. </text:span></text:p>
      <text:p text:style-name="P2"><text:span text:style-name="T6">–Агент Рубин ты сказала?! – произнес Виктор. </text:span></text:p>
      <text:p text:style-name="P2"><text:soft-page-break/><text:span text:style-name="T6">–Ну да, а что?</text:span></text:p>
      <text:p text:style-name="P2"><text:span text:style-name="T6">–Один агент хорошо, а двое это же прекрасно! – воскликнула Мария. </text:span></text:p>
      <text:p text:style-name="P2"><text:span text:style-name="T6">–Доктор, готовьте операционную! – резко сказал Виктор, убирая скрипку. </text:span></text:p>
      <text:p text:style-name="P2"><text:span text:style-name="T6">В зал вбежали люди в халатах, затаскивая Евгения в зал, сковывая его руки и <text:s/>ноги и обвешивая проводами, а Максим сел к ноутбуку, протягивая одному из них шприц.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5T19:53:01.409000000</meta:creation-date>
    <dc:date>2022-05-15T19:53:22.324000000</dc:date>
    <meta:editing-duration>PT21S</meta:editing-duration>
    <meta:editing-cycles>1</meta:editing-cycles>
    <meta:document-statistic meta:table-count="0" meta:image-count="0" meta:object-count="0" meta:page-count="3" meta:paragraph-count="27" meta:word-count="435" meta:character-count="2784" meta:non-whitespace-character-count="2341"/>
    <meta:generator>LibreOffice/7.2.2.2$Windows_X86_64 LibreOffice_project/02b2acce88a210515b4a5bb2e46cbfb63fe97d56</meta:generator>
  </office:meta>
</office:document-meta>
</file>